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B7000000789021D65BD5A59C61.png" manifest:media-type="image/png"/>
  <manifest:file-entry manifest:full-path="Pictures/100000010000010F00000044211F9570D1F89AB5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ahnschrift" svg:font-family="Bahnschrift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8507in" table:align="margins" fo:background-color="transparent">
        <style:background-image/>
      </style:table-properties>
    </style:style>
    <style:style style:name="Table1.A" style:family="table-column">
      <style:table-column-properties style:column-width="1.1458in" style:rel-column-width="10961*"/>
    </style:style>
    <style:style style:name="Table1.B" style:family="table-column">
      <style:table-column-properties style:column-width="0.1875in" style:rel-column-width="1793*"/>
    </style:style>
    <style:style style:name="Table1.C" style:family="table-column">
      <style:table-column-properties style:column-width="2.0917in" style:rel-column-width="20009*"/>
    </style:style>
    <style:style style:name="Table1.D" style:family="table-column">
      <style:table-column-properties style:column-width="1.3458in" style:rel-column-width="12874*"/>
    </style:style>
    <style:style style:name="Table1.F" style:family="table-column">
      <style:table-column-properties style:column-width="1.8924in" style:rel-column-width="1810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11" style:family="table-row">
      <style:table-row-properties style:min-row-height="0.2042in" fo:background-color="transparent">
        <style:background-image/>
      </style:table-row-properties>
    </style:style>
    <style:style style:name="Table2" style:family="table">
      <style:table-properties style:width="6.8507in" table:align="margins"/>
    </style:style>
    <style:style style:name="Table2.A" style:family="table-column">
      <style:table-column-properties style:column-width="1.7125in" style:rel-column-width="16383*"/>
    </style:style>
    <style:style style:name="Table2.D" style:family="table-column">
      <style:table-column-properties style:column-width="1.7132in" style:rel-column-width="16386*"/>
    </style:style>
    <style:style style:name="Table2.1" style:family="table-row">
      <style:table-row-properties style:min-row-height="0.2708in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.A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D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.A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2.9188in" fo:margin-left="3.909in" table:align="left"/>
    </style:style>
    <style:style style:name="Table5.A" style:family="table-column">
      <style:table-column-properties style:column-width="2.9188in"/>
    </style:style>
    <style:style style:name="Table5.1" style:family="table-row">
      <style:table-row-properties style:min-row-height="1.0653in" fo:keep-together="always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adc4c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2380ad9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cde5c" style:font-size-asian="28pt" style:font-weight-asian="bold" style:font-size-complex="2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6pt" officeooo:paragraph-rsid="01c4c2ab" style:font-size-asian="6pt" style:font-size-complex="6pt"/>
    </style:style>
    <style:style style:name="P6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6pt" fo:font-weight="bold" officeooo:rsid="00d2f3b4" officeooo:paragraph-rsid="018adc4c" style:font-size-asian="6pt" style:font-weight-asian="bold" style:font-size-complex="6pt" style:font-weight-complex="bold"/>
    </style:style>
    <style:style style:name="P7" style:family="paragraph" style:parent-style-name="Table_20_Contents">
      <style:paragraph-properties fo:line-height="115%" fo:text-align="center" style:justify-single-word="false"/>
      <style:text-properties style:font-name="Arial" fo:font-size="15pt" fo:font-weight="bold" officeooo:paragraph-rsid="0344fd42" style:font-size-asian="15pt" style:font-weight-asian="bold" style:font-size-complex="15pt" style:font-weight-complex="bold"/>
    </style:style>
    <style:style style:name="P8" style:family="paragraph" style:parent-style-name="Table_20_Contents">
      <style:paragraph-properties fo:line-height="115%" fo:text-align="center" style:justify-single-word="false"/>
      <style:text-properties style:font-name="Arial" fo:font-size="9pt" fo:font-weight="bold" officeooo:rsid="020ab4f1" officeooo:paragraph-rsid="0344fd42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18cde5c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2380ad9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line-height="115%" fo:text-align="center" style:justify-single-word="false"/>
      <style:text-properties style:font-name="Arial" fo:font-size="7pt" fo:font-weight="normal" officeooo:rsid="020ab4f1" officeooo:paragraph-rsid="0344fd42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line-height="115%" fo:text-align="center" style:justify-single-word="false"/>
      <style:text-properties style:font-name="Arial" fo:font-size="7pt" fo:font-weight="normal" officeooo:rsid="021f6c3e" officeooo:paragraph-rsid="0344fd42" style:font-size-asian="7pt" style:font-weight-asian="normal" style:font-size-complex="7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14" style:family="paragraph" style:parent-style-name="Text_20_body">
      <style:paragraph-properties fo:text-align="justify" style:justify-single-word="false"/>
      <style:text-properties style:font-name="Arial" fo:font-size="8pt" officeooo:rsid="006f6841" officeooo:paragraph-rsid="006f6841" style:font-size-asian="7pt" style:font-size-complex="8pt"/>
    </style:style>
    <style:style style:name="P15" style:family="paragraph" style:parent-style-name="Table_20_Contents">
      <style:paragraph-properties fo:text-align="justify" style:justify-single-word="false"/>
      <style:text-properties style:font-name="Arial" fo:font-size="8pt" style:font-size-asian="7pt" style:font-size-complex="8pt"/>
    </style:style>
    <style:style style:name="P16" style:family="paragraph" style:parent-style-name="Table_20_Contents">
      <style:text-properties style:font-name="Arial" fo:font-size="8pt" style:font-size-asian="7pt" style:font-size-complex="8pt"/>
    </style:style>
    <style:style style:name="P17" style:family="paragraph" style:parent-style-name="Text_20_body">
      <style:text-properties style:font-name="Arial" fo:font-size="8pt" fo:font-style="normal" fo:font-weight="bold" officeooo:rsid="0302ba1c" officeooo:paragraph-rsid="0302ba1c" style:font-size-asian="7pt" style:font-style-asian="normal" style:font-weight-asian="bold" style:font-size-complex="8pt" style:font-style-complex="normal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style:font-name="Arial" fo:font-size="8pt" fo:font-weight="bold" officeooo:rsid="02f2366e" officeooo:paragraph-rsid="02f2366e" style:font-size-asian="7pt" style:font-weight-asian="bold" style:font-size-complex="8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8pt" fo:font-weight="bold" officeooo:rsid="02f2366e" officeooo:paragraph-rsid="02f2366e" style:font-size-asian="7pt" style:font-weight-asian="bold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7pt" style:font-weight-asian="bold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8pt" fo:font-weight="bold" officeooo:paragraph-rsid="02f36a37" style:font-size-asian="7pt" style:font-weight-asian="bold" style:font-size-complex="8pt" style:font-weight-complex="bold"/>
    </style:style>
    <style:style style:name="P22" style:family="paragraph" style:parent-style-name="Table_20_Contents">
      <style:text-properties style:font-name="Arial" fo:font-size="8pt" fo:font-weight="bold" officeooo:rsid="0302ba1c" officeooo:paragraph-rsid="0302ba1c" style:font-size-asian="7pt" style:font-weight-asian="bold" style:font-size-complex="8pt" style:font-weight-complex="bold"/>
    </style:style>
    <style:style style:name="P23" style:family="paragraph" style:parent-style-name="Table_20_Contents">
      <style:text-properties style:font-name="Arial" fo:font-size="8pt" fo:font-weight="bold" officeooo:rsid="0302d603" officeooo:paragraph-rsid="0302d603" style:font-size-asian="7pt" style:font-weight-asian="bold" style:font-size-complex="8pt" style:font-weight-complex="bold"/>
    </style:style>
    <style:style style:name="P24" style:family="paragraph" style:parent-style-name="Text_20_body">
      <style:paragraph-properties fo:line-height="100%" fo:text-align="justify" style:justify-single-word="false"/>
      <style:text-properties style:font-name="Arial" fo:font-size="2pt" officeooo:rsid="006f6841" officeooo:paragraph-rsid="006f6841" style:font-size-asian="1.75pt" style:font-size-complex="2pt"/>
    </style:style>
    <style:style style:name="P25" style:family="paragraph" style:parent-style-name="Table_20_Contents">
      <style:paragraph-properties fo:text-align="center" style:justify-single-word="false"/>
      <style:text-properties fo:color="#c9211e" loext:opacity="100%" style:font-name="Arial" fo:font-size="10pt" officeooo:rsid="01c4c2ab" officeooo:paragraph-rsid="01c4c2ab" style:font-size-asian="10pt" style:font-size-complex="10pt"/>
    </style:style>
    <style:style style:name="P26" style:family="paragraph" style:parent-style-name="Standard">
      <style:paragraph-properties fo:line-height="115%" fo:text-align="end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3687b35" style:font-size-asian="7pt" style:font-weight-asian="bold" style:font-size-complex="7pt" style:font-weight-complex="bold"/>
    </style:style>
    <style:style style:name="P27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2380ad9" style:font-size-asian="7pt" style:font-weight-asian="bold" style:font-size-complex="7pt" style:font-weight-complex="bold"/>
    </style:style>
    <style:style style:name="P28" style:family="paragraph" style:parent-style-name="Standard">
      <style:text-properties officeooo:paragraph-rsid="030e34ba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9pt" fo:font-weight="bold" officeooo:paragraph-rsid="030e34ba" style:font-size-asian="9pt" style:font-weight-asian="bold" style:font-size-complex="9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9pt" fo:font-weight="bold" officeooo:rsid="030e34ba" officeooo:paragraph-rsid="030e34ba" style:font-size-asian="9pt" style:font-weight-asian="bold" style:font-size-complex="9pt" style:font-weight-complex="bold"/>
    </style:style>
    <style:style style:name="P31" style:family="paragraph" style:parent-style-name="Table_20_Contents">
      <style:paragraph-properties fo:line-height="115%" fo:text-align="start" style:justify-single-word="false"/>
      <style:text-properties officeooo:paragraph-rsid="023346a1"/>
    </style:style>
    <style:style style:name="P32" style:family="paragraph" style:parent-style-name="Table_20_Contents">
      <style:paragraph-properties fo:line-height="115%" fo:text-align="start" style:justify-single-word="false"/>
      <style:text-properties officeooo:paragraph-rsid="030e34ba"/>
    </style:style>
    <style:style style:name="P33" style:family="paragraph" style:parent-style-name="Table_20_Main_20_Content_20_Left">
      <style:paragraph-properties fo:line-height="115%" fo:text-align="start" style:justify-single-word="false"/>
      <style:text-properties officeooo:paragraph-rsid="00f15275"/>
    </style:style>
    <style:style style:name="P34" style:family="paragraph" style:parent-style-name="Standard">
      <style:paragraph-properties fo:text-align="center" style:justify-single-word="false" style:shadow="none">
        <style:tab-stops/>
      </style:paragraph-properties>
      <style:text-properties style:use-window-font-color="true" loext:opacity="0%" style:font-name="Arial" fo:font-size="9pt" fo:font-weight="bold" officeooo:rsid="00d2f3b4" officeooo:paragraph-rsid="020d0aa1" style:font-size-asian="9pt" style:font-weight-asian="bold" style:font-size-complex="9pt" style:font-weight-complex="bold"/>
    </style:style>
    <style:style style:name="P35" style:family="paragraph" style:parent-style-name="Standard">
      <style:paragraph-properties fo:text-align="center" style:justify-single-word="false" style:shadow="none">
        <style:tab-stops/>
      </style:paragraph-properties>
      <style:text-properties style:use-window-font-color="true" loext:opacity="0%" style:font-name="Arial" fo:font-size="9pt" fo:font-weight="bold" officeooo:rsid="02f04d34" officeooo:paragraph-rsid="02f04d34" style:font-size-asian="9pt" style:font-weight-asian="bold" style:font-size-complex="9pt" style:font-weight-complex="bold"/>
    </style:style>
    <style:style style:name="P36" style:family="paragraph" style:parent-style-name="Standard">
      <style:paragraph-properties fo:text-align="center" style:justify-single-word="false" style:shadow="none">
        <style:tab-stops/>
      </style:paragraph-properties>
      <style:text-properties style:use-window-font-color="true" loext:opacity="0%" style:font-name="Arial" fo:font-size="10pt" fo:font-weight="bold" officeooo:rsid="02f04d34" officeooo:paragraph-rsid="02f04d34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Bahnschrift" fo:font-size="8pt" fo:font-style="normal" fo:text-shadow="none" style:text-underline-style="none" fo:font-weight="normal" officeooo:rsid="00938917" officeooo:paragraph-rsid="02fa946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8" style:family="paragraph" style:parent-style-name="Table_20_Main_20_Content_20_Left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68ce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size="6pt" officeooo:rsid="00d2f3b4" style:font-size-asian="6pt" style:font-size-complex="6pt"/>
    </style:style>
    <style:style style:name="T2" style:family="text">
      <style:text-properties fo:color="#3465a4" loext:opacity="100%" fo:font-style="italic" style:font-style-asian="italic" style:font-style-complex="italic"/>
    </style:style>
    <style:style style:name="T3" style:family="text">
      <style:text-properties fo:color="#2a6099" loext:opacity="100%" fo:font-size="6pt" officeooo:rsid="00d2f3b4" style:font-size-asian="6pt" style:font-size-complex="6pt"/>
    </style:style>
    <style:style style:name="T4" style:family="text">
      <style:text-properties style:font-name="Arial" fo:font-size="9pt" officeooo:rsid="0031c11d" style:font-size-asian="9pt" style:font-size-complex="9pt"/>
    </style:style>
    <style:style style:name="T5" style:family="text">
      <style:text-properties fo:font-size="7pt" officeooo:rsid="03119e21" style:font-size-asian="7pt" style:font-size-complex="7pt"/>
    </style:style>
    <style:style style:name="T6" style:family="text">
      <style:text-properties fo:font-size="7pt" fo:font-weight="normal" officeooo:rsid="0193fe4d" style:font-size-asian="6.09999990463257pt" style:font-weight-asian="normal" style:font-size-complex="7pt" style:font-weight-complex="normal"/>
    </style:style>
    <style:style style:name="T7" style:family="text">
      <style:text-properties officeooo:rsid="031c89c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email_branch" text:name="py3o.o.email_branch"/>
        <text:user-field-decl office:value-type="string" office:string-value="phone_branch" text:name="py3o.o.phone_branch"/>
        <text:user-field-decl office:value-type="string" office:string-value="website_branch" text:name="py3o.o.website_branch"/>
        <text:user-field-decl office:value-type="string" office:string-value="branch_address" text:name="py3o.objects.branch_address"/>
        <text:user-field-decl office:value-type="string" office:string-value="company_name" text:name="py3o.objects.company_id.name"/>
        <text:user-field-decl office:value-type="string" office:string-value="branch_user" text:name="py3o.objects.user_branch_id.name"/>
        <text:user-field-decl office:value-type="string" office:string-value="acc_holder_name" text:name="py3o.o.acc_holder_name"/>
        <text:user-field-decl office:value-type="string" office:string-value="acc_number" text:name="py3o.o.acc_number"/>
        <text:user-field-decl office:value-type="string" office:string-value="company_name" text:name="py3o.o.company_name"/>
        <text:user-field-decl office:value-type="string" office:string-value="company_phone" text:name="py3o.objects.company_id.phone"/>
        <text:user-field-decl office:value-type="string" office:string-value="street" text:name="py3o.objects.company_id.street"/>
        <text:user-field-decl office:value-type="string" office:string-value="name" text:name="py3o.objects.name"/>
        <text:user-field-decl office:value-type="string" office:string-value="shipper_name" text:name="py3o.organization.partner_id.name"/>
        <text:user-field-decl office:value-type="string" office:string-value="shipper_street" text:name="py3o.organization.partner_id.street"/>
        <text:user-field-decl office:value-type="string" office:string-value="shipper_city" text:name="py3o.organization.partner_id.city"/>
        <text:user-field-decl office:value-type="string" office:string-value="shipper_state_id.name" text:name="py3o.organization.partner_id.state_id.name"/>
        <text:user-field-decl office:value-type="string" office:string-value="shipper_zip" text:name="py3o.organization.partner_id.zip"/>
        <text:user-field-decl office:value-type="string" office:string-value="shipper_country_id.name" text:name="py3o.organization.partner_id.country_id.name"/>
        <text:user-field-decl office:value-type="string" office:string-value="mbl_no" text:name="py3o.objects.job_id.mbl_no"/>
        <text:user-field-decl office:value-type="string" office:string-value="job_id.name" text:name="py3o.objects.job_id.name"/>
        <text:user-field-decl office:value-type="string" office:string-value="scode" text:name="py3o.objects.pod_state_id.code"/>
        <text:user-field-decl office:value-type="string" office:string-value="ccode" text:name="py3o.objects.job_id.carrier.code"/>
        <text:user-field-decl office:value-type="string" office:string-value="sname" text:name="py3o.objects.pod_state_id.name"/>
        <text:user-field-decl office:value-type="string" office:string-value="contry name pod" text:name="py3o.objects.pod_state_id.country_id.name"/>
        <text:user-field-decl office:value-type="string" office:string-value="hbl_date" text:name="py3o.objects.job_id.hbl_date"/>
        <text:user-field-decl office:value-type="string" office:string-value="ccodemawb" text:name="py3o.objects.job_id.carrier.code_mawb"/>
        <text:user-field-decl office:value-type="string" office:string-value="no_house" text:name="py3o.objects.no_house"/>
        <text:user-field-decl office:value-type="string" office:string-value="ditujukan_kepada" text:name="py3o.objects.partner_id.name"/>
        <text:user-field-decl office:value-type="string" office:string-value="alamat_perusahaan" text:name="py3o.objects.partner_id.street"/>
        <text:user-field-decl office:value-type="string" office:string-value="customer_phone" text:name="py3o.objects.partner_id.phone"/>
        <text:user-field-decl office:value-type="string" office:string-value="customer_email" text:name="py3o.objects.partner_id.email"/>
        <text:user-field-decl office:value-type="string" office:string-value="customer_city" text:name="py3o.objects.partner_id.city"/>
        <text:user-field-decl office:value-type="string" office:string-value="tanggal_invoice" text:name="py3o.objects.invoice_date"/>
        <text:user-field-decl office:value-type="string" office:string-value="invoice_date_due" text:name="py3o.objects.invoice_date_due"/>
        <text:user-field-decl office:value-type="string" office:string-value="td" text:name="py3o.objects.td"/>
        <text:user-field-decl office:value-type="string" office:string-value="muatan" text:name="py3o.objects.muatan"/>
        <text:user-field-decl office:value-type="string" office:string-value="gtbg" text:name="py3o.objects.gtbg"/>
        <text:user-field-decl office:value-type="string" office:string-value="fc_tunda" text:name="py3o.objects.tu_assist_fc"/>
        <text:user-field-decl office:value-type="string" office:string-value="vc_tunda" text:name="py3o.objects.tu_assist_vc"/>
        <text:user-field-decl office:value-type="string" office:string-value="fc_pandu" text:name="py3o.objects.pilotage_fc"/>
        <text:user-field-decl office:value-type="string" office:string-value="vc_pandu" text:name="py3o.objects.pilotage_vc"/>
        <text:user-field-decl office:value-type="string" office:string-value="pergerakan_in_out" text:name="py3o.objects.in_out"/>
        <text:user-field-decl office:value-type="string" office:string-value="total_sebelum_pajak" text:name="py3o.objects.total"/>
        <text:user-field-decl office:value-type="string" office:string-value="tanggal_invoice" text:name="py3o.objects.tanggal_invoice"/>
        <text:user-field-decl office:value-type="string" office:string-value="ditujukan_kepada.name" text:name="py3o.objects.ditujukan_kepada"/>
        <text:user-field-decl office:value-type="string" office:string-value="ditujukan_kepada" text:name="py3o.objects.ditujukan_kepada.name"/>
        <text:user-field-decl office:value-type="string" office:string-value="alamat_perusahaan" text:name="py3o.objects.alamat_perusahaan"/>
        <text:user-field-decl office:value-type="string" office:string-value="l_td" text:name="py3o.objects.l.td"/>
        <text:user-field-decl office:value-type="string" office:string-value="l_td" text:name="py3o.l.td"/>
        <text:user-field-decl office:value-type="string" office:string-value="l_ta" text:name="py3o.l.ta"/>
        <text:user-field-decl office:value-type="string" office:string-value="l_muatan" text:name="py3o.l.muatan"/>
        <text:user-field-decl office:value-type="string" office:string-value="l_gtbg" text:name="py3o.l.gtbg"/>
        <text:user-field-decl office:value-type="string" office:string-value="l_fc_tunda" text:name="py3o.l.fc_tunda"/>
        <text:user-field-decl office:value-type="string" office:string-value="l_vc_tunda" text:name="py3o.l.vc_tunda"/>
        <text:user-field-decl office:value-type="string" office:string-value="l_fc_pandu" text:name="py3o.l.fc_pandu"/>
        <text:user-field-decl office:value-type="string" office:string-value="l_vc_pandu" text:name="py3o.l.vc_pandu"/>
        <text:user-field-decl office:value-type="string" office:string-value="l_pergerakan_in_out" text:name="py3o.l.pergerakan_in_out"/>
        <text:user-field-decl office:value-type="string" office:string-value="sub_branch_ids" text:name="py3o.objects.sub_branch_ids"/>
        <text:user-field-decl office:value-type="string" office:string-value="sub_branch_ids" text:name="py3o.objects.sub_branch_ids.name"/>
        <text:user-field-decl office:value-type="string" office:string-value="logo" text:name="py3o.objects.logo"/>
        <text:user-field-decl office:value-type="string" office:string-value="logo" text:name="py3o.company_logo"/>
        <text:user-field-decl office:value-type="string" office:string-value="nomor_referensi" text:name="py3o.objects.nomor_referensi"/>
        <text:user-field-decl office:value-type="string" office:string-value="l_name" text:name="py3o.l.name"/>
        <text:user-field-decl office:value-type="string" office:string-value="l_nama_shipper" text:name="py3o.l.nama_shipper"/>
        <text:user-field-decl office:value-type="string" office:string-value="total_terbilang" text:name="py3o.o.total_terbilang"/>
        <text:user-field-decl office:value-type="string" office:string-value="jabatan" text:name="py3o.o.jabatan"/>
        <text:user-field-decl office:value-type="string" office:string-value="ttd" text:name="py3o.o.ttd"/>
        <text:user-field-decl office:value-type="string" office:string-value="phone" text:name="py3o.o.phone"/>
        <text:user-field-decl office:value-type="string" office:string-value="email" text:name="py3o.o.email"/>
        <text:user-field-decl office:value-type="string" office:string-value="kepada" text:name="py3o.o.kepada"/>
        <text:user-field-decl office:value-type="string" office:string-value="kata_pengantar" text:name="py3o.o.kata_pengantar"/>
        <text:user-field-decl office:value-type="string" office:string-value="deskripsi" text:name="py3o.o.deskripsi_tagihan"/>
        <text:user-field-decl office:value-type="string" office:string-value="tarif" text:name="py3o.o.tarif"/>
        <text:user-field-decl office:value-type="string" office:string-value="unit" text:name="py3o.o.unit"/>
        <text:user-field-decl office:value-type="string" office:string-value="satuan" text:name="py3o.o.satuan"/>
        <text:user-field-decl office:value-type="string" office:string-value="total_sebelum_pajak" text:name="py3o.o.total_sebelum_pajak"/>
        <text:user-field-decl office:value-type="string" office:string-value="l_deskripsi" text:name="py3o.l.deskripsi_tagihan"/>
        <text:user-field-decl office:value-type="string" office:string-value="l_tarif" text:name="py3o.l.tarif"/>
        <text:user-field-decl office:value-type="string" office:string-value="l_unit" text:name="py3o.l.unit"/>
        <text:user-field-decl office:value-type="string" office:string-value="l_satuan" text:name="py3o.l.satuan"/>
        <text:user-field-decl office:value-type="string" office:string-value="l_total_sebelum_pajak" text:name="py3o.l.total_sebelum_pajak"/>
        <text:user-field-decl office:value-type="string" office:string-value="l_nama_kapal" text:name="py3o.l.nama_kapal"/>
        <text:user-field-decl office:value-type="string" office:string-value="formatted_invoice_date" text:name="py3o.objects.formatted_invoice_date"/>
        <text:user-field-decl office:value-type="string" office:string-value="ditujukakn_kepada" text:name="py3o.o.ditujukakn_kepada"/>
        <text:user-field-decl office:value-type="string" office:string-value="ditujukan_kepada" text:name="py3o.o.ditujukan_kepada"/>
        <text:user-field-decl office:value-type="string" office:string-value="ditujukan_kepada" text:name="py3o.o.ditujukan_kepada.name"/>
        <text:user-field-decl office:value-type="string" office:string-value="ds" text:name="py3o.l.ds"/>
        <text:user-field-decl office:value-type="string" office:string-value="name" text:name="py3o.o.name"/>
        <text:user-field-decl office:value-type="string" office:string-value="unit" text:name="py3o.o.sub_branch_ids.name"/>
        <text:user-field-decl office:value-type="string" office:string-value="pemberi_kerja" text:name="py3o.o.pemberi_kerja"/>
        <text:user-field-decl office:value-type="string" office:string-value="pekerjaan" text:name="py3o.o.pekerjaan"/>
        <text:user-field-decl office:value-type="string" office:string-value="divisi" text:name="py3o.o.unit_penempatan_id.name"/>
        <text:user-field-decl office:value-type="string" office:string-value="nama_cabang" text:name="py3o.o.branch_id.name"/>
        <text:user-field-decl office:value-type="string" office:string-value="nama_cabang" text:name="py3o.o.branch_id"/>
        <text:user-field-decl office:value-type="string" office:string-value="tanggal_bank_garansi" text:name="py3o.o.tanggal_bank_garansi"/>
        <text:user-field-decl office:value-type="string" office:string-value="jangka_waktu" text:name="py3o.o.jangka_waktu"/>
        <text:user-field-decl office:value-type="string" office:string-value="jenis_bank_garansi_id" text:name="py3o.o.jenis_bank_garansi_id.name"/>
        <text:user-field-decl office:value-type="string" office:string-value="tipe_bank_garansi_id" text:name="py3o.o.tipe_bank_garansi_id.name"/>
        <text:user-field-decl office:value-type="string" office:string-value="nama_asuransi" text:name="py3o.o.nama_asuransi"/>
        <text:user-field-decl office:value-type="string" office:string-value="nominal_jaminan" text:name="py3o.o.nominal_jaminan"/>
        <text:user-field-decl office:value-type="string" office:string-value="biaya_asuransi" text:name="py3o.o.biaya_asuransi"/>
        <text:user-field-decl office:value-type="string" office:string-value="dana_kembali" text:name="py3o.o.dana_kembali"/>
        <text:user-field-decl office:value-type="string" office:string-value="bank_cabang" text:name="py3o.o.bank_cabang"/>
        <text:user-field-decl office:value-type="string" office:string-value="keterangan" text:name="py3o.o.keterangan"/>
        <text:user-field-decl office:value-type="string" office:string-value="deposito_name" text:name="py3o.o.deposito_ids.name"/>
        <text:user-field-decl office:value-type="string" office:string-value="saldo" text:name="py3o.o.deposito_ids.saldo"/>
        <text:user-field-decl office:value-type="string" office:string-value="l_tanggal_deposito" text:name="py3o.l.tanggal_deposito"/>
        <text:user-field-decl office:value-type="string" office:string-value="l_tanggal_jatuh_tempo" text:name="py3o.l.tanggal_jatuh_tempo"/>
        <text:user-field-decl office:value-type="string" office:string-value="l_saldo" text:name="py3o.l.saldo"/>
        <text:user-field-decl office:value-type="string" office:string-value="branch_user" text:name="py3o.objects.user_id.branch_id.name"/>
        <text:user-field-decl office:value-type="string" office:string-value="user_branch_id" text:name="py3o.o.user_branch_id"/>
      </text:user-field-decls>
      <text:p text:style-name="P3"><text:a xlink:type="simple" xlink:href="py3o://for=%22o%20in%20objects%22" text:style-name="Internet_20_link" text:visited-style-name="Visited_20_Internet_20_Link"><text:span text:style-name="T3">for="o in objects"</text:span></text:a></text:p>
      <text:p text:style-name="P34"><text:s text:c="4"/></text:p>
      <text:p text:style-name="P36">BANK GARANSI</text:p>
      <text:p text:style-name="P35"/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row table:style-name="Table1.1">
          <table:table-cell table:style-name="Table1.A1" office:value-type="string">
            <text:p text:style-name="P18">Nomor</text:p>
          </table:table-cell>
          <table:table-cell table:style-name="Table1.A1" office:value-type="string">
            <text:p text:style-name="P20">:</text:p>
          </table:table-cell>
          <table:table-cell table:style-name="Table1.A1" office:value-type="string">
            <text:p text:style-name="P15"><text:user-field-get text:name="py3o.o.name">name</text:user-field-get></text:p>
          </table:table-cell>
          <table:table-cell table:style-name="Table1.A1" office:value-type="string">
            <text:p text:style-name="P18">Jenis Bank Garansi</text:p>
          </table:table-cell>
          <table:table-cell table:style-name="Table1.A1" office:value-type="string">
            <text:p text:style-name="P21">:</text:p>
          </table:table-cell>
          <table:table-cell table:style-name="Table1.F1" office:value-type="string">
            <text:p text:style-name="P15"><text:user-field-get text:name="py3o.o.jenis_bank_garansi_id.name">jenis_bank_garansi_id</text:user-field-get></text:p>
          </table:table-cell>
        </table:table-row>
        <table:table-row table:style-name="Table1.1">
          <table:table-cell table:style-name="Table1.A2" office:value-type="string">
            <text:p text:style-name="P18">Unit Kerja</text:p>
          </table:table-cell>
          <table:table-cell table:style-name="Table1.A2" office:value-type="string">
            <text:p text:style-name="P21">:</text:p>
          </table:table-cell>
          <table:table-cell table:style-name="Table1.A2" office:value-type="string">
            <text:p text:style-name="P15"><text:user-field-get text:name="py3o.o.sub_branch_ids.name">unit</text:user-field-get></text:p>
          </table:table-cell>
          <table:table-cell table:style-name="Table1.A2" office:value-type="string">
            <text:p text:style-name="P18">Tipe Bank Garansi</text:p>
          </table:table-cell>
          <table:table-cell table:style-name="Table1.A2" office:value-type="string">
            <text:p text:style-name="P21">:</text:p>
          </table:table-cell>
          <table:table-cell table:style-name="Table1.F2" office:value-type="string">
            <text:p text:style-name="P15"><text:user-field-get text:name="py3o.o.tipe_bank_garansi_id.name">tipe_bank_garansi_id</text:user-field-get></text:p>
          </table:table-cell>
        </table:table-row>
        <table:table-row table:style-name="Table1.1">
          <table:table-cell table:style-name="Table1.A2" office:value-type="string">
            <text:p text:style-name="P18">Pemberi Kerja</text:p>
          </table:table-cell>
          <table:table-cell table:style-name="Table1.A2" office:value-type="string">
            <text:p text:style-name="P21">:</text:p>
          </table:table-cell>
          <table:table-cell table:style-name="Table1.A2" office:value-type="string">
            <text:p text:style-name="P15"><text:user-field-get text:name="py3o.o.pemberi_kerja">pemberi_kerja</text:user-field-get></text:p>
          </table:table-cell>
          <table:table-cell table:style-name="Table1.A2" office:value-type="string">
            <text:p text:style-name="P18">Nama / Jenis Asuransi</text:p>
          </table:table-cell>
          <table:table-cell table:style-name="Table1.A2" office:value-type="string">
            <text:p text:style-name="P21">:</text:p>
          </table:table-cell>
          <table:table-cell table:style-name="Table1.F2" office:value-type="string">
            <text:p text:style-name="P15"><text:user-field-get text:name="py3o.o.nama_asuransi">nama_asuransi</text:user-field-get></text:p>
          </table:table-cell>
        </table:table-row>
        <table:table-row table:style-name="Table1.1">
          <table:table-cell table:style-name="Table1.A2" office:value-type="string">
            <text:p text:style-name="P18">Pekerjaan</text:p>
          </table:table-cell>
          <table:table-cell table:style-name="Table1.A2" office:value-type="string">
            <text:p text:style-name="P21">:</text:p>
          </table:table-cell>
          <table:table-cell table:style-name="Table1.A2" office:value-type="string">
            <text:p text:style-name="P15"><text:user-field-get text:name="py3o.o.pekerjaan">pekerjaan</text:user-field-get></text:p>
          </table:table-cell>
          <table:table-cell table:style-name="Table1.A2" office:value-type="string">
            <text:p text:style-name="P18">Jaminan Bank Garansi</text:p>
          </table:table-cell>
          <table:table-cell table:style-name="Table1.A2" office:value-type="string">
            <text:p text:style-name="P21">:</text:p>
          </table:table-cell>
          <table:table-cell table:style-name="Table1.F2" office:value-type="string">
            <text:p text:style-name="P15"><text:user-field-get text:name="py3o.o.nominal_jaminan">nominal_jaminan</text:user-field-get></text:p>
          </table:table-cell>
        </table:table-row>
        <table:table-row table:style-name="Table1.1">
          <table:table-cell table:style-name="Table1.A2" office:value-type="string">
            <text:p text:style-name="P18">Divisi</text:p>
          </table:table-cell>
          <table:table-cell table:style-name="Table1.A2" office:value-type="string">
            <text:p text:style-name="P21">:</text:p>
          </table:table-cell>
          <table:table-cell table:style-name="Table1.A2" office:value-type="string">
            <text:p text:style-name="P15"><text:user-field-get text:name="py3o.o.unit_penempatan_id.name">divisi</text:user-field-get></text:p>
          </table:table-cell>
          <table:table-cell table:style-name="Table1.A2" office:value-type="string">
            <text:p text:style-name="P18">Biaya Administrasi</text:p>
          </table:table-cell>
          <table:table-cell table:style-name="Table1.A2" office:value-type="string">
            <text:p text:style-name="P21">:</text:p>
          </table:table-cell>
          <table:table-cell table:style-name="Table1.F2" office:value-type="string">
            <text:p text:style-name="P15"><text:user-field-get text:name="py3o.o.biaya_asuransi">biaya_asuransi</text:user-field-get></text:p>
          </table:table-cell>
        </table:table-row>
        <table:table-row table:style-name="Table1.1">
          <table:table-cell table:style-name="Table1.A2" office:value-type="string">
            <text:p text:style-name="P18">Nama Cabang</text:p>
          </table:table-cell>
          <table:table-cell table:style-name="Table1.A2" office:value-type="string">
            <text:p text:style-name="P21">:</text:p>
          </table:table-cell>
          <table:table-cell table:style-name="Table1.A2" office:value-type="string">
            <text:p text:style-name="P15"><text:user-field-get text:name="py3o.o.branch_id.name">nama_cabang</text:user-field-get></text:p>
          </table:table-cell>
          <table:table-cell table:style-name="Table1.A2" office:value-type="string">
            <text:p text:style-name="P18">Dana Kembali</text:p>
          </table:table-cell>
          <table:table-cell table:style-name="Table1.A2" office:value-type="string">
            <text:p text:style-name="P21">:</text:p>
          </table:table-cell>
          <table:table-cell table:style-name="Table1.F2" office:value-type="string">
            <text:p text:style-name="P15"><text:user-field-get text:name="py3o.o.dana_kembali">dana_kembali</text:user-field-get></text:p>
          </table:table-cell>
        </table:table-row>
        <table:table-row table:style-name="Table1.1">
          <table:table-cell table:style-name="Table1.A2" office:value-type="string">
            <text:p text:style-name="P18">Tgl Bank Garansi</text:p>
          </table:table-cell>
          <table:table-cell table:style-name="Table1.A2" office:value-type="string">
            <text:p text:style-name="P21">:</text:p>
          </table:table-cell>
          <table:table-cell table:style-name="Table1.A2" office:value-type="string">
            <text:p text:style-name="P37"><text:text-input text:description="py3o://function=&quot;o.tanggal_bank_garansi.strftime('%-d %B %Y') if o.tanggal_bank_garansi else ''&quot;">tanggal_bank_garansi</text:text-input></text:p>
          </table:table-cell>
          <table:table-cell table:style-name="Table1.A2" table:number-rows-spanned="2" office:value-type="string">
            <text:p text:style-name="P19">Bank Cabang Pembuatan Garansi</text:p>
          </table:table-cell>
          <table:table-cell table:style-name="Table1.A2" table:number-rows-spanned="2" office:value-type="string">
            <text:p text:style-name="P21">:</text:p>
          </table:table-cell>
          <table:table-cell table:style-name="Table1.F2" table:number-rows-spanned="2" office:value-type="string">
            <text:p text:style-name="P15"><text:user-field-get text:name="py3o.o.bank_cabang">bank_cabang</text:user-field-get></text:p>
          </table:table-cell>
        </table:table-row>
        <table:table-row table:style-name="Table1.1">
          <table:table-cell table:style-name="Table1.A2" office:value-type="string">
            <text:p text:style-name="P18">Mulai Bank Garansi</text:p>
          </table:table-cell>
          <table:table-cell table:style-name="Table1.A2" office:value-type="string">
            <text:p text:style-name="P21">:</text:p>
          </table:table-cell>
          <table:table-cell table:style-name="Table1.A2" office:value-type="string">
            <text:p text:style-name="P37"><text:text-input text:description="py3o://function=&quot;o.mulai_garansi.strftime('%-d %B %Y') if o.mulai_garansi else ''&quot;">mulai_garansi</text:text-input></text:p>
          </table:table-cell>
          <table:covered-table-cell table:style-name="Table1.A2"/>
          <table:covered-table-cell table:style-name="Table1.A2"/>
          <table:covered-table-cell table:style-name="Table1.F2"/>
        </table:table-row>
        <table:table-row table:style-name="Table1.1">
          <table:table-cell table:style-name="Table1.A2" office:value-type="string">
            <text:p text:style-name="P18">Akhir Bank Garansi</text:p>
          </table:table-cell>
          <table:table-cell table:style-name="Table1.A2" office:value-type="string">
            <text:p text:style-name="P21">:</text:p>
          </table:table-cell>
          <table:table-cell table:style-name="Table1.A2" office:value-type="string">
            <text:p text:style-name="P37"><text:text-input text:description="py3o://function=&quot;o.akhir_garansi.strftime('%-d %B %Y') if o.akhir_garansi else ''&quot;">akhir_garansi</text:text-input></text:p>
          </table:table-cell>
          <table:table-cell table:style-name="Table1.A2" table:number-rows-spanned="3" office:value-type="string">
            <text:p text:style-name="P18">Keterangan</text:p>
          </table:table-cell>
          <table:table-cell table:style-name="Table1.A2" table:number-rows-spanned="3" office:value-type="string">
            <text:p text:style-name="P21">:</text:p>
          </table:table-cell>
          <table:table-cell table:style-name="Table1.F2" table:number-rows-spanned="3" office:value-type="string">
            <text:p text:style-name="P15"><text:user-field-get text:name="py3o.o.keterangan">keterangan</text:user-field-get></text:p>
          </table:table-cell>
        </table:table-row>
        <table:table-row table:style-name="Table1.1">
          <table:table-cell table:style-name="Table1.A2" office:value-type="string">
            <text:p text:style-name="P18">Jangka Waktu (Hari)</text:p>
          </table:table-cell>
          <table:table-cell table:style-name="Table1.A2" office:value-type="string">
            <text:p text:style-name="P21">:</text:p>
          </table:table-cell>
          <table:table-cell table:style-name="Table1.A2" office:value-type="string">
            <text:p text:style-name="P15"><text:user-field-get text:name="py3o.o.jangka_waktu">jangka_waktu</text:user-field-get></text:p>
          </table:table-cell>
          <table:covered-table-cell table:style-name="Table1.A2"/>
          <table:covered-table-cell table:style-name="Table1.A2"/>
          <table:covered-table-cell table:style-name="Table1.F2"/>
        </table:table-row>
        <table:table-row table:style-name="Table1.11">
          <table:table-cell table:style-name="Table1.A2" office:value-type="string">
            <text:p text:style-name="P18">Masa Klain</text:p>
          </table:table-cell>
          <table:table-cell table:style-name="Table1.A2" office:value-type="string">
            <text:p text:style-name="P21">:</text:p>
          </table:table-cell>
          <table:table-cell table:style-name="Table1.A2" office:value-type="string">
            <text:p text:style-name="P37"><text:text-input text:description="py3o://function=&quot;o.masa_klaim.strftime('%-d %B %Y') if o.masa_klaim else ''&quot;">masa_klaim</text:text-input></text:p>
          </table:table-cell>
          <table:covered-table-cell table:style-name="Table1.A2"/>
          <table:covered-table-cell table:style-name="Table1.A2"/>
          <table:covered-table-cell table:style-name="Table1.F2"/>
        </table:table-row>
      </table:table>
      <text:p text:style-name="P14"/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table:number-columns-spanned="4" office:value-type="string">
            <text:p text:style-name="P22">DEPOSITO TERKAIT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3">Nama Deposito</text:p>
          </table:table-cell>
          <table:table-cell table:style-name="Table2.B2" office:value-type="string">
            <text:p text:style-name="P23">Tanggal Deposito</text:p>
          </table:table-cell>
          <table:table-cell table:style-name="Table2.C2" office:value-type="string">
            <text:p text:style-name="P23">Tanggal Jatuh tempo</text:p>
          </table:table-cell>
          <table:table-cell table:style-name="Table2.D2" office:value-type="string">
            <text:p text:style-name="P23">Saldo</text:p>
          </table:table-cell>
        </table:table-row>
        <table:table-row>
          <table:table-cell table:style-name="Table2.A3" table:number-columns-spanned="4" office:value-type="string">
            <text:p text:style-name="P33"><text:a xlink:type="simple" xlink:href="py3o://for=%22%22l%20in%20o.get_deposito_data()%22" text:style-name="Internet_20_link" text:visited-style-name="Visited_20_Internet_20_Link"><text:span text:style-name="T5">for=""l in o.get_deposito_data()"</text:span></text:a></text:p>
          </table:table-cell>
          <table:covered-table-cell/>
          <table:covered-table-cell/>
          <table:covered-table-cell/>
        </table:table-row>
        <table:table-row>
          <table:table-cell table:style-name="Table2.A4" office:value-type="string">
            <text:p text:style-name="P16"><text:user-field-get text:name="py3o.l.name">l_name</text:user-field-get></text:p>
          </table:table-cell>
          <table:table-cell table:style-name="Table2.B4" office:value-type="string">
            <text:p text:style-name="P37"><text:user-field-get text:name="py3o.l.tanggal_deposito">l_tanggal_deposito</text:user-field-get></text:p>
          </table:table-cell>
          <table:table-cell table:style-name="Table2.C4" office:value-type="string">
            <text:p text:style-name="P37"><text:user-field-get text:name="py3o.l.tanggal_jatuh_tempo">l_tanggal_jatuh_tempo</text:user-field-get></text:p>
          </table:table-cell>
          <table:table-cell table:style-name="Table2.D4" office:value-type="string">
            <text:p text:style-name="P16"><text:user-field-get text:name="py3o.l.saldo">l_saldo</text:user-field-get></text:p>
          </table:table-cell>
        </table:table-row>
        <table:table-row>
          <table:table-cell table:style-name="Table2.A5" table:number-columns-spanned="4" office:value-type="string">
            <text:p text:style-name="P38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  <table:covered-table-cell/>
          <table:covered-table-cell/>
        </table:table-row>
      </table:table>
      <text:p text:style-name="P17"/>
      <text:p text:style-name="P31"><text:a xlink:type="simple" xlink:href="py3o:///for" text:style-name="Internet_20_link" text:visited-style-name="Visited_20_Internet_20_Link"><text:span text:style-name="T4">For</text:span></text:a></text:p>
      <text:p text:style-name="P31"/>
      <text:p text:style-name="P32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30">(…………………………………………..)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ahnschrift" svg:font-family="Bahnschrift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6" style:family="table">
      <style:table-properties style:width="6.8118in" fo:margin-left="0.0396in" table:align="left"/>
    </style:style>
    <style:style style:name="Table6.A" style:family="table-column">
      <style:table-column-properties style:column-width="1.8701in"/>
    </style:style>
    <style:style style:name="Table6.B" style:family="table-column">
      <style:table-column-properties style:column-width="2.8736in"/>
    </style:style>
    <style:style style:name="Table6.C" style:family="table-column">
      <style:table-column-properties style:column-width="2.0681in"/>
    </style:style>
    <style:style style:name="Table6.1" style:family="table-row">
      <style:table-row-properties style:min-row-height="0.807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8" style:family="table">
      <style:table-properties style:width="6.8507in" table:align="margins"/>
    </style:style>
    <style:style style:name="Table8.A" style:family="table-column">
      <style:table-column-properties style:column-width="4in" style:rel-column-width="38264*"/>
    </style:style>
    <style:style style:name="Table8.B" style:family="table-column">
      <style:table-column-properties style:column-width="2.8507in" style:rel-column-width="27271*"/>
    </style:style>
    <style:style style:name="Table8.A1" style:family="table-cell">
      <style:table-cell-properties style:vertical-align="middle" style:writing-mode="page"/>
    </style:style>
    <style:style style:name="M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adc4c" style:font-size-asian="28pt" style:font-weight-asian="bold" style:font-size-complex="28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MP3" style:family="paragraph" style:parent-style-name="Table_20_Contents">
      <style:paragraph-properties fo:line-height="115%" fo:text-align="center" style:justify-single-word="false"/>
      <style:text-properties style:font-name="Arial" fo:font-size="15pt" fo:font-weight="bold" officeooo:paragraph-rsid="0344fd42" style:font-size-asian="15pt" style:font-weight-asian="bold" style:font-size-complex="15pt" style:font-weight-complex="bold"/>
    </style:style>
    <style:style style:name="MP4" style:family="paragraph" style:parent-style-name="Table_20_Contents">
      <style:paragraph-properties fo:line-height="115%" fo:text-align="center" style:justify-single-word="false"/>
      <style:text-properties style:font-name="Arial" fo:font-size="9pt" fo:font-weight="bold" officeooo:rsid="020ab4f1" officeooo:paragraph-rsid="0344fd42" style:font-size-asian="9pt" style:font-weight-asian="bold" style:font-size-complex="9pt" style:font-weight-complex="bold"/>
    </style:style>
    <style:style style:name="MP5" style:family="paragraph" style:parent-style-name="Table_20_Contents">
      <style:paragraph-properties fo:line-height="115%" fo:text-align="center" style:justify-single-word="false"/>
      <style:text-properties style:font-name="Arial" fo:font-size="7pt" fo:font-weight="normal" officeooo:rsid="020ab4f1" officeooo:paragraph-rsid="0344fd42" style:font-size-asian="7pt" style:font-weight-asian="normal" style:font-size-complex="7pt" style:font-weight-complex="normal"/>
    </style:style>
    <style:style style:name="MP6" style:family="paragraph" style:parent-style-name="Table_20_Contents">
      <style:paragraph-properties fo:line-height="115%" fo:text-align="center" style:justify-single-word="false"/>
      <style:text-properties style:font-name="Arial" fo:font-size="7pt" fo:font-weight="normal" officeooo:rsid="021f6c3e" officeooo:paragraph-rsid="0344fd42" style:font-size-asian="7pt" style:font-weight-asian="normal" style:font-size-complex="7pt" style:font-weight-complex="normal"/>
    </style:style>
    <style:style style:name="MP7" style:family="paragraph" style:parent-style-name="Table_20_Contents">
      <style:paragraph-properties fo:text-align="center" style:justify-single-word="false"/>
      <style:text-properties style:font-name="Arial" fo:font-size="6pt" officeooo:paragraph-rsid="01c4c2ab" style:font-size-asian="6pt" style:font-size-complex="6pt"/>
    </style:style>
    <style:style style:name="MP8" style:family="paragraph" style:parent-style-name="Table_20_Contents">
      <style:paragraph-properties fo:text-align="center" style:justify-single-word="false"/>
      <style:text-properties fo:color="#c9211e" loext:opacity="100%" style:font-name="Arial" fo:font-size="10pt" officeooo:rsid="01c4c2ab" officeooo:paragraph-rsid="01c4c2ab" style:font-size-asian="10pt" style:font-size-complex="10pt"/>
    </style:style>
    <style:style style:name="MP9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6pt" fo:font-weight="bold" officeooo:rsid="00d2f3b4" officeooo:paragraph-rsid="018adc4c" style:font-size-asian="6pt" style:font-weight-asian="bold" style:font-size-complex="6pt" style:font-weight-complex="bold"/>
    </style:style>
    <style:style style:name="MP10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18cde5c" style:font-size-asian="9pt" style:font-weight-asian="bold" style:font-size-complex="9pt" style:font-weight-complex="bold"/>
    </style:style>
    <style:style style:name="MP1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2380ad9" style:font-size-asian="28pt" style:font-weight-asian="bold" style:font-size-complex="28pt" style:font-weight-complex="bold"/>
    </style:style>
    <style:style style:name="MP12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2380ad9" style:font-size-asian="9pt" style:font-weight-asian="bold" style:font-size-complex="9pt" style:font-weight-complex="bold"/>
    </style:style>
    <style:style style:name="MP13" style:family="paragraph" style:parent-style-name="Standard">
      <style:paragraph-properties fo:line-height="115%" fo:text-align="end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3687b35" style:font-size-asian="7pt" style:font-weight-asian="bold" style:font-size-complex="7pt" style:font-weight-complex="bold"/>
    </style:style>
    <style:style style:name="MP14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MP15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2380ad9" style:font-size-asian="7pt" style:font-weight-asian="bold" style:font-size-complex="7pt" style:font-weight-complex="bold"/>
    </style:style>
    <style:style style:name="MT1" style:family="text">
      <style:text-properties fo:font-size="6pt" officeooo:rsid="00d2f3b4" style:font-size-asian="6pt" style:font-size-complex="6pt"/>
    </style:style>
    <style:style style:name="MT2" style:family="text">
      <style:text-properties fo:color="#3465a4" loext:opacity="100%" fo:font-style="italic" style:font-style-asian="italic" style:font-style-complex="italic"/>
    </style:style>
    <style:style style:name="MT3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3902in" fo:margin-bottom="0.7098in" fo:margin-left="0.7098in" fo:margin-right="0.7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1in" fo:background-color="transparent" style:dynamic-spacing="false" draw:fill="none" draw:fill-color="#729fcf"/>
      </style:header-style>
      <style:footer-style>
        <style:header-footer-properties fo:min-height="0.1602in" fo:margin-left="0in" fo:margin-right="0in" fo:margin-top="0.1201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email_branch" text:name="py3o.o.email_branch"/>
          <text:user-field-decl office:value-type="string" office:string-value="phone_branch" text:name="py3o.o.phone_branch"/>
          <text:user-field-decl office:value-type="string" office:string-value="website_branch" text:name="py3o.o.website_branch"/>
          <text:user-field-decl office:value-type="string" office:string-value="branch_address" text:name="py3o.objects.branch_address"/>
          <text:user-field-decl office:value-type="string" office:string-value="company_name" text:name="py3o.objects.company_id.name"/>
          <text:user-field-decl office:value-type="string" office:string-value="branch_user" text:name="py3o.objects.user_branch_id.name"/>
        </text:user-field-decls>
        <text:p text:style-name="MP1"><text:a xlink:type="simple" xlink:href="py3o://for=%22o%20in%20objects%22" text:style-name="Internet_20_link" text:visited-style-name="Visited_20_Internet_20_Link"><text:span text:style-name="MT1">for="o in objects"</text:span></text:a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2"><draw:frame draw:style-name="Mfr1" draw:name="Image2" text:anchor-type="char" svg:x="5.078in" svg:y="0.2016in" svg:width="1.3689in" svg:height="0.3429in" draw:z-index="1"><draw:image xlink:href="Pictures/100000010000010F00000044211F9570D1F89AB5.png" xlink:type="simple" xlink:show="embed" xlink:actuate="onLoad" draw:mime-type="image/png"/></draw:frame><draw:frame draw:style-name="Mfr2" draw:name="Image3" text:anchor-type="char" svg:x="0.3555in" svg:y="0.0598in" svg:width="0.9665in" svg:height="0.6055in" draw:z-index="0"><draw:image xlink:href="Pictures/10000001000000B7000000789021D65BD5A59C61.png" xlink:type="simple" xlink:show="embed" xlink:actuate="onLoad" draw:mime-type="image/png"/></draw:frame></text:p>
            </table:table-cell>
            <table:table-cell table:style-name="Table6.A1" office:value-type="string">
              <text:p text:style-name="MP3"><text:user-field-get text:name="py3o.objects.company_id.name">company_name</text:user-field-get></text:p>
              <text:p text:style-name="MP4"><text:user-field-get text:name="py3o.objects.user_branch_id.name">branch_user</text:user-field-get></text:p>
              <text:p text:style-name="MP5"><text:user-field-get text:name="py3o.objects.branch_address">branch_address</text:user-field-get></text:p>
              <text:p text:style-name="MP6">Telp. <text:user-field-get text:name="py3o.o.phone_branch">phone_branch</text:user-field-get><text:s/></text:p>
              <text:p text:style-name="MP6">e-mail : <text:span text:style-name="MT2"><text:user-field-get text:name="py3o.o.email_branch">email_branch</text:user-field-get></text:span></text:p>
              <text:p text:style-name="MP6">website : <text:span text:style-name="MT2"><text:user-field-get text:name="py3o.o.website_branch">website_branch</text:user-field-get></text:span></text:p>
            </table:table-cell>
            <table:table-cell table:style-name="Table6.C1" office:value-type="string">
              <text:p text:style-name="MP7"/>
              <text:p text:style-name="MP7"/>
              <text:p text:style-name="MP7"/>
              <text:p text:style-name="MP8"/>
            </table:table-cell>
          </table:table-row>
        </table:table>
        <text:p text:style-name="MP9"/>
        <text:p text:style-name="MP10"><text:a xlink:type="simple" xlink:href="py3o:///for" text:style-name="Internet_20_link" text:visited-style-name="Visited_20_Internet_20_Link">for</text:a></text:p>
      </style:header>
      <style:footer>
        <text:p text:style-name="MP11"><text:a xlink:type="simple" xlink:href="py3o://for=%22o%20in%20objects%22" text:style-name="Internet_20_link" text:visited-style-name="Visited_20_Internet_20_Link"><text:span text:style-name="MT1">for="o in objects"</text:span></text:a></text:p>
        <text:p text:style-name="MP12"><text:a xlink:type="simple" xlink:href="py3o:///for" text:style-name="Internet_20_link" text:visited-style-name="Visited_20_Internet_20_Link">For</text:a></text:p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MP13"><text:a xlink:type="simple" xlink:href="http://www.adhigunaputera.com/" text:style-name="Internet_20_link" text:visited-style-name="Visited_20_Internet_20_Link">www.adhigunaputera.com</text:a> </text:p>
            </table:table-cell>
            <table:table-cell table:style-name="Table8.A1" office:value-type="string">
              <text:p text:style-name="MP14"><text:page-number text:select-page="current">1</text:page-number></text:p>
            </table:table-cell>
          </table:table-row>
        </table:table>
        <text:p text:style-name="MP1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0-04T11:11:24.791934295</meta:creation-date>
    <dc:date>2025-05-07T15:32:41.375693380</dc:date>
    <meta:editing-duration>P11DT7H19M35S</meta:editing-duration>
    <meta:editing-cycles>314</meta:editing-cycles>
    <meta:generator>LibreOffice/7.4.7.2$Linux_X86_64 LibreOffice_project/40$Build-2</meta:generator>
    <meta:document-statistic meta:table-count="5" meta:image-count="2" meta:object-count="0" meta:page-count="1" meta:paragraph-count="85" meta:word-count="137" meta:character-count="920" meta:non-whitespace-character-count="869"/>
  </office:meta>
</office:document-meta>
</file>